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Andale Mono" svg:font-family="'Andale Mon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style:text-underline-style="solid" style:text-underline-width="auto" style:text-underline-color="font-color" officeooo:rsid="004bc8b3" officeooo:paragraph-rsid="004bc8b3"/>
    </style:style>
    <style:style style:name="P2" style:family="paragraph" style:parent-style-name="Text_20_body">
      <style:text-properties officeooo:rsid="007af20c" officeooo:paragraph-rsid="007e5a57"/>
    </style:style>
    <style:style style:name="P3" style:family="paragraph" style:parent-style-name="Text_20_body">
      <style:text-properties officeooo:rsid="007eddd7" officeooo:paragraph-rsid="007eddd7"/>
    </style:style>
    <style:style style:name="P4" style:family="paragraph" style:parent-style-name="Text_20_body">
      <style:text-properties officeooo:paragraph-rsid="008b5474"/>
    </style:style>
    <style:style style:name="P5" style:family="paragraph" style:parent-style-name="Command">
      <style:paragraph-properties fo:margin-left="0.4925in" fo:margin-right="0in" fo:text-indent="0in" style:auto-text-indent="false"/>
      <style:text-properties fo:font-style="normal" officeooo:rsid="007cdfc4" officeooo:paragraph-rsid="007e5a57" style:font-style-asian="normal" style:font-style-complex="normal"/>
    </style:style>
    <style:style style:name="P6" style:family="paragraph" style:parent-style-name="Title">
      <style:text-properties officeooo:paragraph-rsid="008b5474"/>
    </style:style>
    <style:style style:name="P7" style:family="paragraph" style:parent-style-name="Text_20_body" style:list-style-name="L1">
      <style:text-properties officeooo:rsid="007c9474" officeooo:paragraph-rsid="007c9474"/>
    </style:style>
    <style:style style:name="P8" style:family="paragraph" style:parent-style-name="Text_20_body" style:list-style-name="L1">
      <style:text-properties officeooo:rsid="007cdfc4" officeooo:paragraph-rsid="007cdfc4"/>
    </style:style>
    <style:style style:name="P9" style:family="paragraph" style:parent-style-name="Heading_20_1">
      <style:text-properties officeooo:rsid="0026b12e"/>
    </style:style>
    <style:style style:name="P10" style:family="paragraph" style:parent-style-name="Heading_20_1">
      <style:text-properties officeooo:rsid="0038fe95"/>
    </style:style>
    <style:style style:name="T1" style:family="text">
      <style:text-properties officeooo:rsid="0026b12e"/>
    </style:style>
    <style:style style:name="T2" style:family="text">
      <style:text-properties fo:font-style="italic" officeooo:rsid="007c9474" style:font-style-asian="italic" style:font-style-complex="italic"/>
    </style:style>
    <style:style style:name="T3" style:family="text">
      <style:text-properties officeooo:rsid="007c9474"/>
    </style:style>
    <style:style style:name="T4" style:family="text">
      <style:text-properties officeooo:rsid="007cdfc4"/>
    </style:style>
    <style:style style:name="T5" style:family="text">
      <style:text-properties officeooo:rsid="007e5a57"/>
    </style:style>
    <style:style style:name="T6" style:family="text">
      <style:text-properties officeooo:rsid="0085c25c"/>
    </style:style>
    <style:style style:name="T7" style:family="text">
      <style:text-properties officeooo:rsid="008b5474"/>
    </style:style>
    <style:style style:name="T8" style:family="text">
      <style:text-properties officeooo:rsid="008e5d32"/>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Rapuma KYUM Example</text:p>
      <text:p text:style-name="Subtitle"><text:span text:style-name="T7">Advanced </text:span>Tutorial: <text:span text:style-name="T7">Hyphenation</text:span></text:p>
      <text:p text:style-name="P1"><text:span text:style-name="T6">By: Dennis Drescher (sparkycbr@gmail.com)</text:span><text:line-break/>Last Edited: <text:span text:style-name="T8">3</text:span> <text:span text:style-name="T7">March</text:span> 201<text:span text:style-name="T6">6</text:span></text:p>
      <text:h text:style-name="P9" text:outline-level="1">Introduction</text:h>
      <text:p text:style-name="P4">This document provides both an example and a tutorial of how to use Rapuma for typesetting a simple Scripture publication. Please note this <text:span text:style-name="T1">example </text:span>project and the material it contains is not for public distribution in any way. Permission to use this project’s data has been given only for use in the context of Rapuma development. This data set was chosen for particular complexities which make it a good test for the system. <text:span text:style-name="T1">It is assumed that anyone using this example is involved in Rapuma development and </text:span></text:p>
      <text:p text:style-name="P4"/>
      <text:p text:style-name="P4"/>
      <text:p text:style-name="P4">Hyphenation</text:p>
      <text:p text:style-name="P2">Hyphenation is a necessity in many long document publishing projects. Rapuma supports a simplified form of the TeX hyphenation system. TeX hyphenation rules <text:span text:style-name="T3">are the best way to control line breaking. However, it is</text:span> very difficult to implement in a minority language publication project. <text:span text:style-name="T3">As such, we have exploited the exception word list feature to over come the complications of creating a full set of hyphenation rules. Basically, it is a word list that contains all the break points for every word used in the publication. So, for example on one line you might find a word like </text:span><text:span text:style-name="T2">hy-phen-ate</text:span><text:span text:style-name="T3">. How the list is created is not relevant to Rapuma. It could be typed in by hand or generated through a process. This word list can be thousands of words long. Regardless, it is read into TeX at render time and it breaks the words at those precise points, as necessary. For more flexibility, hyphenation is limited to groups. Because of this, some duplication is necessary for it to work right, this can be a little tedious. To “turn on” hyphenation in a publication project, the following items need to be in place:</text:span></text:p>
      <text:list xml:id="list8495929526638106228" text:style-name="L1">
        <text:list-item>
          <text:p text:style-name="P7">In the project Component folder, in the group or groups you wish to have hyphenation used, the &lt;group name&gt;_hyphenation.tex file and the &lt;group name&gt;_lccode.tex file must be present. If several groups need hyphenation, <text:span text:style-name="T4">be sure each group has the same files in their main group folder, changing &lt;group name&gt; to the actual name of the group. What each of these files contain go beyond the scope of this documentation. How a hyphenation word list file is created and what is contained in an lccode file would be best handled in separate documentation. Please note that if the files are not matching between groups, inconsistent results can be expected.</text:span></text:p>
        </text:list-item>
        <text:list-item>
          <text:p text:style-name="P8">In the project.conf file the hyphenation switch needs to be set to true for hyphenation to happen when that group is rendered. You can use a command something like this to turn it on:</text:p>
        </text:list-item>
      </text:list>
      <text:p text:style-name="P5"><text:soft-page-break/>rapuma setting KYU-MYMR-KYUMTEST project --section Groups/GOSPEL --key <text:span text:style-name="T5">useHyphenation</text:span> <text:line-break/>--value True</text:p>
      <text:p text:style-name="P3">With the correct configuration, Rapuma will see to it that hyphenation is used when a document is rendered. If errors are found in word breaks, more than likely it is caused by an improper word break definition in the word list. Adjust as necessary. Also, because of the multiple variations in words, writing systems, etc., other adjusts may be needed to be made to TeX commands that are found in the header of the <text:span text:style-name="T2">&lt;group name&gt;_hyphenation.tex</text:span><text:span text:style-name="T3"> </text:span>file. Consult TeX document for more information. Once you figure it out, be sure to propagate all the changes to the other groups.</text:p>
      <text:h text:style-name="P10"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Andale Mono" svg:font-family="'Andale Mon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variant="small-cap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variant="small-caps" fo:color="#333333" fo:font-size="115%" fo:font-style="italic" fo:font-weight="normal"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Command" style:family="paragraph" style:parent-style-name="Text_20_body" style:class="text" style:master-page-name="">
      <style:paragraph-properties fo:margin-left="1in" fo:margin-right="0in" fo:margin-top="0in" fo:margin-bottom="0.0972in" style:contextual-spacing="false" fo:line-height="100%" fo:text-indent="-0.5in" style:auto-text-indent="false" style:page-number="auto">
        <style:tab-stops/>
      </style:paragraph-properties>
      <style:text-properties fo:color="#9900ff" style:font-name="Andale Mono" fo:font-family="'Andale Mono'" style:font-pitch="fixed" fo:font-size="8pt" fo:letter-spacing="-0.0043in" fo:font-weight="bold" style:font-size-asian="9pt" style:font-weight-asian="bold" style:font-size-complex="9pt" style:font-weight-complex="600"/>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ennis Drescher</meta:initial-creator>
    <meta:creation-date>2015-01-26T05:34:42.781566798</meta:creation-date>
    <dc:date>2016-03-03T16:24:20.507269943</dc:date>
    <dc:creator>Dennis Drescher</dc:creator>
    <meta:editing-duration>P25DT15H24M54S</meta:editing-duration>
    <meta:editing-cycles>72</meta:editing-cycles>
    <meta:generator>LibreOffice/4.2.8.2$Linux_X86_64 LibreOffice_project/420m0$Build-2</meta:generator>
    <meta:document-statistic meta:table-count="0" meta:image-count="0" meta:object-count="0" meta:page-count="2" meta:paragraph-count="11" meta:word-count="552" meta:character-count="3265" meta:non-whitespace-character-count="2727"/>
  </office:meta>
</office:document-meta>
</file>